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cccccc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15cm" svg:height="8.89cm" svg:x="0.535cm" svg:y="1.905cm">
          <text:p/>
          <draw:enhanced-geometry svg:viewBox="0 0 21600 21600" draw:text-areas="?f7 ?f0 21600 ?f2" draw:type="left-arrow" draw:modifiers="13158.3218707015 5505.07254527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7cm" svg:height="4.445cm" svg:x="6.96cm" svg:y="4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4.445cm" svg:x="8.86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4.445cm" svg:x="10.76cm" svg:y="4.1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4T23:16:15</dc:date>
    <meta:editing-duration>PT26M8S</meta:editing-duration>
    <meta:editing-cycles>8</meta:editing-cycles>
    <meta:generator>LibreOffice/3.3$Linux LibreOffice_project/330m19$Build-202</meta:generator>
    <meta:document-statistic meta:object-count="4"/>
  </office:meta>
</office:document-meta>
</file>